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8.05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ORRADOR DE FORMATO DE CONCENTIMIENTO INFORMAD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RS-COLOMBIA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Yo </text:p>
          </table:table-cell>
          <table:table-cell table:style-name="ce2"/>
          <table:table-cell office:value-type="string" calcext:value-type="string">
            <text:p>identificado con 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ermito al JRS-COLOMBIA almacenar mis datos personales así como los de mi grupo famili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su base de datos con propósitos de seguimiento de ayudas entregadas a mi grupo familiar con el número de caso</text:p>
          </table:table-cell>
          <table:table-cell table:number-columns-repeated="3"/>
          <table:table-cell table:style-name="ce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_______________________________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5:29:22.7357616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9T11:40:44.812047157</meta:creation-date>
    <dc:date>2020-06-06T05:29:36.248586063</dc:date>
    <meta:editing-duration>PT8M4S</meta:editing-duration>
    <meta:editing-cycles>4</meta:editing-cycles>
    <meta:generator>LibreOffice/6.3.2.2$OpenBSD_X86_64 LibreOffice_project/30$Build-2</meta:generator>
    <meta:document-statistic meta:table-count="1" meta:cell-count="8" meta:object-count="0"/>
  </office:meta>
</office:document-meta>
</file>